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ec8e" officeooo:paragraph-rsid="0020ec8e"/>
    </style:style>
    <style:style style:name="P2" style:family="paragraph" style:parent-style-name="Standard">
      <style:text-properties officeooo:rsid="002100b0" officeooo:paragraph-rsid="002100b0"/>
    </style:style>
    <style:style style:name="P3" style:family="paragraph" style:parent-style-name="Standard">
      <style:text-properties fo:font-weight="bold" officeooo:rsid="002100b0" officeooo:paragraph-rsid="002100b0" style:font-weight-asian="bold" style:font-weight-complex="bold"/>
    </style:style>
    <style:style style:name="P4" style:family="paragraph" style:parent-style-name="Standard">
      <style:text-properties fo:font-weight="bold" officeooo:rsid="00237955" officeooo:paragraph-rsid="00237955" style:font-weight-asian="bold" style:font-weight-complex="bold"/>
    </style:style>
    <style:style style:name="P5" style:family="paragraph" style:parent-style-name="Standard">
      <style:text-properties fo:font-weight="bold" officeooo:rsid="00276e16" officeooo:paragraph-rsid="00276e16" style:font-weight-asian="bold" style:font-weight-complex="bold"/>
    </style:style>
    <style:style style:name="P6" style:family="paragraph" style:parent-style-name="Standard">
      <style:text-properties fo:font-weight="bold" officeooo:rsid="0027718d" officeooo:paragraph-rsid="0027718d" style:font-weight-asian="bold" style:font-weight-complex="bold"/>
    </style:style>
    <style:style style:name="P7" style:family="paragraph" style:parent-style-name="Standard">
      <style:text-properties officeooo:rsid="0020ec8e" officeooo:paragraph-rsid="0020ec8e"/>
    </style:style>
    <style:style style:name="P8" style:family="paragraph" style:parent-style-name="Standard">
      <style:text-properties officeooo:rsid="0022ad60" officeooo:paragraph-rsid="0022ad60"/>
    </style:style>
    <style:style style:name="P9" style:family="paragraph" style:parent-style-name="Standard">
      <style:text-properties officeooo:rsid="0024435f" officeooo:paragraph-rsid="0024435f"/>
    </style:style>
    <style:style style:name="P10" style:family="paragraph" style:parent-style-name="Standard">
      <style:text-properties fo:font-weight="normal" officeooo:rsid="00276e16" officeooo:paragraph-rsid="00276e16" style:font-weight-asian="normal" style:font-weight-complex="normal"/>
    </style:style>
    <style:style style:name="P11" style:family="paragraph" style:parent-style-name="Standard">
      <style:text-properties fo:font-weight="normal" officeooo:rsid="0027c386" officeooo:paragraph-rsid="0027c386" style:font-weight-asian="normal" style:font-weight-complex="normal"/>
    </style:style>
    <style:style style:name="P12" style:family="paragraph" style:parent-style-name="Standard">
      <style:text-properties officeooo:rsid="00276e16" officeooo:paragraph-rsid="00276e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7c386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1. Para obtener el siguiente<text:tab/>resultado en<text:tab/>HTML, indica los ficheros XML y XSL que se deberían utilizar. Debes basarte en el XML dado en el ejercicio y sobre él realizar las modificaciones necesarias.</text:span></text:p>
      <text:p text:style-name="P3"/>
      <text:p text:style-name="P1">&lt;?xml version="1.0" encoding="UTF-8"?&gt;</text:p>
      <text:p text:style-name="P1">&lt;xsl:stylesheet version="1.0"</text:p>
      <text:p text:style-name="P1">xmlns:xsl="http://www.w3.org/1999/XSL/Transform"&gt;</text:p>
      <text:p text:style-name="P1">&lt;xsl:template match="/"&gt;</text:p>
      <text:p text:style-name="P1"><text:s text:c="2"/>&lt;html&gt;</text:p>
      <text:p text:style-name="P1"><text:s text:c="2"/>&lt;body&gt;</text:p>
      <text:p text:style-name="P1"><text:s text:c="4"/>&lt;table border="1"&gt;</text:p>
      <text:p text:style-name="P1"><text:s text:c="6"/>&lt;tr bgcolor="#ff99ff"&gt;</text:p>
      <text:p text:style-name="P1"><text:s text:c="8"/>&lt;th <text:s/>colspan="5"&gt;&lt;h2&gt;My CD Collection&lt;/h2&gt;&lt;/th&gt;</text:p>
      <text:p text:style-name="P1"><text:s text:c="6"/>&lt;/tr&gt;</text:p>
      <text:p text:style-name="P1"><text:s text:c="6"/>&lt;tr&gt;</text:p>
      <text:p text:style-name="P1"><text:s text:c="8"/>&lt;th bgcolor="#ff0000"&gt;CÓDIGO&lt;/th&gt;</text:p>
      <text:p text:style-name="P1"><text:s text:c="8"/>&lt;th bgcolor="#88ff00"&gt;TÍTULO&lt;/th&gt;</text:p>
      <text:p text:style-name="P1"><text:s text:c="8"/>&lt;th bgcolor="#88ff00"&gt;ARTISTA&lt;/th&gt;</text:p>
      <text:p text:style-name="P1"><text:s text:c="8"/>&lt;th bgcolor="#ff0000"&gt;TIPO DE MÚSICA&lt;/th&gt;</text:p>
      <text:p text:style-name="P1"><text:s text:c="8"/>&lt;th bgcolor="#88ff00"&gt;FECHA DEL CD&lt;/th&gt;</text:p>
      <text:p text:style-name="P1"><text:s text:c="6"/>&lt;/tr&gt;</text:p>
      <text:p text:style-name="P1"><text:s text:c="6"/>&lt;xsl:for-each select="catalog/cd"&gt;</text:p>
      <text:p text:style-name="P1"><text:s text:c="6"/>&lt;tr&gt;</text:p>
      <text:p text:style-name="P1"><text:s text:c="6"/>&lt;td&gt;&lt;center&gt;&lt;xsl:value-of select="@codigo"/&gt;&lt;/center&gt;&lt;/td&gt;</text:p>
      <text:p text:style-name="P1"><text:s text:c="6"/>&lt;td&gt;&lt;center&gt;&lt;xsl:value-of select="title"/&gt;&lt;/center&gt;&lt;/td&gt;</text:p>
      <text:p text:style-name="P1"><text:s text:c="6"/>&lt;td&gt;&lt;center&gt;&lt;xsl:value-of select="artist"/&gt;&lt;/center&gt;&lt;/td&gt;</text:p>
      <text:p text:style-name="P1"><text:s text:c="6"/>&lt;td&gt;&lt;center&gt;&lt;xsl:value-of select="artist/@tipo"/&gt;&lt;/center&gt;&lt;/td&gt;</text:p>
      <text:p text:style-name="P1"><text:s text:c="6"/>&lt;td&gt;&lt;center&gt;&lt;xsl:value-of select="fecha/month"/&gt; - &lt;xsl:value-of select="fecha/year"/&gt;&lt;/center&gt;&lt;/td&gt;</text:p>
      <text:p text:style-name="P1"><text:s text:c="6"/>&lt;/tr&gt;</text:p>
      <text:p text:style-name="P1"><text:s text:c="6"/>&lt;/xsl:for-each&gt;</text:p>
      <text:p text:style-name="P1"><text:s text:c="4"/>&lt;/table&gt;</text:p>
      <text:p text:style-name="P1"><text:s text:c="2"/>&lt;/body&gt;</text:p>
      <text:p text:style-name="P1"><text:s text:c="2"/>&lt;/html&gt;</text:p>
      <text:p text:style-name="P1">&lt;/xsl:template&gt;</text:p>
      <text:p text:style-name="P1">&lt;/xsl:stylesheet&gt;</text:p>
      <text:p text:style-name="P1"/>
      <text:p text:style-name="P2"/>
      <text:p text:style-name="P2"><text:tab/></text:p>
      <text:p text:style-name="P3">2. Modifica <text:s/>el <text:s/>XSL <text:s/>del <text:s/>ejercicio <text:s/>anterior <text:s/>e <text:s/>incluye <text:s/>una <text:s/>template específica para <text:s/>el<text:tab/> elemento <text:s/>"cd". <text:s/>Recuerda que deberás <text:s/>hacer uso del elemento &lt;xsl:apply-templates select="cd"/&gt;<text:tab/></text:p>
      <text:p text:style-name="P1"/>
      <text:p text:style-name="P9">&lt;?xml version="1.0" encoding="UTF-8"?&gt;</text:p>
      <text:p text:style-name="P9">&lt;xsl:stylesheet version="1.0"</text:p>
      <text:p text:style-name="P9">xmlns:xsl="http://www.w3.org/1999/XSL/Transform"&gt;</text:p>
      <text:p text:style-name="P9">&lt;xsl:template match="/"&gt;</text:p>
      <text:p text:style-name="P9"><text:s text:c="2"/>&lt;html&gt;</text:p>
      <text:p text:style-name="P9"><text:s text:c="2"/>&lt;body&gt;</text:p>
      <text:p text:style-name="P9"><text:s text:c="4"/>&lt;table border="1"&gt;</text:p>
      <text:p text:style-name="P9"><text:s text:c="6"/>&lt;tr bgcolor="#ff99ff"&gt;</text:p>
      <text:p text:style-name="P9"><text:s text:c="8"/>&lt;th <text:s/>colspan="5"&gt;&lt;h2&gt;My CD Collection&lt;/h2&gt;&lt;/th&gt;</text:p>
      <text:p text:style-name="P9"><text:soft-page-break/><text:s text:c="6"/>&lt;/tr&gt;</text:p>
      <text:p text:style-name="P9"><text:s text:c="6"/>&lt;tr&gt;</text:p>
      <text:p text:style-name="P9"><text:s text:c="8"/>&lt;th bgcolor="#ff0000"&gt;CÓDIGO&lt;/th&gt;</text:p>
      <text:p text:style-name="P9"><text:s text:c="8"/>&lt;th bgcolor="#88ff00"&gt;TÍTULO&lt;/th&gt;</text:p>
      <text:p text:style-name="P9"><text:s text:c="8"/>&lt;th bgcolor="#88ff00"&gt;ARTISTA&lt;/th&gt;</text:p>
      <text:p text:style-name="P9"><text:s text:c="8"/>&lt;th bgcolor="#ff0000"&gt;TIPO DE MÚSICA&lt;/th&gt;</text:p>
      <text:p text:style-name="P9"><text:s text:c="8"/>&lt;th bgcolor="#88ff00"&gt;FECHA DEL CD&lt;/th&gt;</text:p>
      <text:p text:style-name="P9"><text:s text:c="6"/>&lt;/tr&gt;</text:p>
      <text:p text:style-name="P9"><text:s text:c="6"/>&lt;xsl:for-each select="catalog/cd"&gt;</text:p>
      <text:p text:style-name="P9"><text:s text:c="6"/>&lt;tr&gt;</text:p>
      <text:p text:style-name="P9"><text:s text:c="6"/>&lt;td&gt;&lt;center&gt;&lt;xsl:value-of select="@codigo"/&gt;&lt;/center&gt;&lt;/td&gt;</text:p>
      <text:p text:style-name="P9"><text:s text:c="6"/>&lt;td&gt;&lt;center&gt;&lt;xsl:value-of select="title"/&gt;&lt;/center&gt;&lt;/td&gt;</text:p>
      <text:p text:style-name="P9"><text:s text:c="6"/>&lt;td&gt;&lt;center&gt;&lt;xsl:value-of select="artist"/&gt;&lt;/center&gt;&lt;/td&gt;</text:p>
      <text:p text:style-name="P9"><text:s text:c="6"/>&lt;td&gt;&lt;center&gt;&lt;xsl:value-of select="artist/@tipo"/&gt;&lt;/center&gt;&lt;/td&gt;</text:p>
      <text:p text:style-name="P9"><text:s text:c="6"/>&lt;td&gt;&lt;center&gt;&lt;xsl:value-of select="fecha/month"/&gt; - &lt;xsl:value-of select="fecha/year"/&gt;&lt;/center&gt;&lt;/td&gt;</text:p>
      <text:p text:style-name="P9"><text:s text:c="6"/>&lt;/tr&gt;</text:p>
      <text:p text:style-name="P9"><text:s text:c="6"/>&lt;/xsl:for-each&gt;</text:p>
      <text:p text:style-name="P9"><text:s text:c="4"/>&lt;/table&gt;</text:p>
      <text:p text:style-name="P9">&lt;xsl:apply-templates/&gt;</text:p>
      <text:p text:style-name="P9"><text:s text:c="2"/>&lt;/body&gt;</text:p>
      <text:p text:style-name="P9"><text:s text:c="2"/>&lt;/html&gt;</text:p>
      <text:p text:style-name="P9">&lt;/xsl:template&gt;</text:p>
      <text:p text:style-name="P9"/>
      <text:p text:style-name="P9"/>
      <text:p text:style-name="P9">&lt;xsl:template match="cd"&gt;</text:p>
      <text:p text:style-name="P9"><text:s text:c="2"/>&lt;p&gt;</text:p>
      <text:p text:style-name="P9"><text:s text:c="4"/>&lt;xsl:apply-templates select="@codigo"/&gt; <text:s/></text:p>
      <text:p text:style-name="P9"><text:s text:c="4"/>&lt;xsl:apply-templates select="title"/&gt;</text:p>
      <text:p text:style-name="P9"><text:s text:c="4"/>&lt;xsl:apply-templates select="artist"/&gt;</text:p>
      <text:p text:style-name="P9"><text:s text:c="4"/>&lt;xsl:apply-templates select="artist/@tipo"/&gt;</text:p>
      <text:p text:style-name="P9"><text:s text:c="4"/>&lt;xsl:apply-templates select="fecha"/&gt;</text:p>
      <text:p text:style-name="P9"/>
      <text:p text:style-name="P9"><text:s text:c="2"/>&lt;/p&gt;</text:p>
      <text:p text:style-name="P9"/>
      <text:p text:style-name="P9">&lt;/xsl:template&gt;</text:p>
      <text:p text:style-name="P9"/>
      <text:p text:style-name="P9">&lt;xsl:template match="fecha"&gt;</text:p>
      <text:p text:style-name="P9"><text:s text:c="4"/>&lt;xsl:apply-templates select="month"/&gt;</text:p>
      <text:p text:style-name="P9"><text:s text:c="4"/>&lt;xsl:apply-templates select="year"/&gt;</text:p>
      <text:p text:style-name="P9">&lt;/xsl:template&gt;</text:p>
      <text:p text:style-name="P9"/>
      <text:p text:style-name="P9">&lt;xsl:template match="@codigo"&gt;</text:p>
      <text:p text:style-name="P9"><text:s text:c="2"/>Codigo: &lt;span style="color:#ff0000"&gt;</text:p>
      <text:p text:style-name="P9"><text:s text:c="2"/>&lt;xsl:value-of select="."/&gt;&lt;/span&gt;</text:p>
      <text:p text:style-name="P9"><text:s text:c="2"/>&lt;br /&gt;</text:p>
      <text:p text:style-name="P9">&lt;/xsl:template&gt;</text:p>
      <text:p text:style-name="P9"/>
      <text:p text:style-name="P9">&lt;xsl:template match="title"&gt;</text:p>
      <text:p text:style-name="P9"><text:s text:c="2"/>Title: &lt;span style="color:#880099"&gt;</text:p>
      <text:p text:style-name="P9"><text:s text:c="2"/>&lt;xsl:value-of select="."/&gt;&lt;/span&gt;</text:p>
      <text:p text:style-name="P9"><text:s text:c="2"/>&lt;br /&gt;</text:p>
      <text:p text:style-name="P9"><text:soft-page-break/>&lt;/xsl:template&gt;</text:p>
      <text:p text:style-name="P9"/>
      <text:p text:style-name="P9">&lt;xsl:template match="artist"&gt;</text:p>
      <text:p text:style-name="P9"><text:s text:c="2"/>Artist: &lt;span style="color:#880099"&gt;</text:p>
      <text:p text:style-name="P9"><text:s text:c="2"/>&lt;xsl:value-of select="."/&gt;&lt;/span&gt;</text:p>
      <text:p text:style-name="P9"><text:s text:c="2"/>&lt;br /&gt;</text:p>
      <text:p text:style-name="P9">&lt;/xsl:template&gt;</text:p>
      <text:p text:style-name="P9"/>
      <text:p text:style-name="P9">&lt;xsl:template match="artist/@tipo"&gt;</text:p>
      <text:p text:style-name="P9"><text:s text:c="2"/>Tipo de musica: &lt;span style="color:#ff0000"&gt;</text:p>
      <text:p text:style-name="P9"><text:s text:c="2"/>&lt;xsl:value-of select="."/&gt;&lt;/span&gt;</text:p>
      <text:p text:style-name="P9"><text:s text:c="2"/>&lt;br /&gt;</text:p>
      <text:p text:style-name="P9">&lt;/xsl:template&gt;</text:p>
      <text:p text:style-name="P9"/>
      <text:p text:style-name="P9">&lt;xsl:template match="month"&gt;</text:p>
      <text:p text:style-name="P9"><text:s text:c="2"/>Fecha del CD: &lt;span style="color:#880099"&gt;</text:p>
      <text:p text:style-name="P9"><text:s text:c="2"/>&lt;xsl:value-of select="."/&gt;&lt;/span&gt; -</text:p>
      <text:p text:style-name="P9">&lt;/xsl:template&gt;</text:p>
      <text:p text:style-name="P9"/>
      <text:p text:style-name="P9">&lt;xsl:template match="year"&gt;</text:p>
      <text:p text:style-name="P9"><text:s text:c="2"/>&lt;span style="color:#880099"&gt;</text:p>
      <text:p text:style-name="P9"><text:s text:c="2"/>&lt;xsl:value-of select="."/&gt;&lt;/span&gt;</text:p>
      <text:p text:style-name="P9"><text:s text:c="2"/>&lt;br /&gt;</text:p>
      <text:p text:style-name="P9">&lt;/xsl:template&gt;</text:p>
      <text:p text:style-name="P9"/>
      <text:p text:style-name="P9">&lt;/xsl:stylesheet&gt;</text:p>
      <text:p text:style-name="P8"/>
      <text:p text:style-name="P8"/>
      <text:p text:style-name="P4">3. A partir de la información almacenada<text:tab/>en el XML del ejercicio 1, obtén los<text:tab/></text:p>
      <text:p text:style-name="P4">siguientes resultados:<text:tab/></text:p>
      <text:p text:style-name="P4">a. Que<text:tab/>no aparezcan<text:tab/>las filas cuyo tipo de<text:tab/>música está vacío.<text:tab/></text:p>
      <text:p text:style-name="P4"/>
      <text:p text:style-name="P10">&lt;?xml version="1.0" encoding="UTF-8"?&gt;</text:p>
      <text:p text:style-name="P10">&lt;xsl:stylesheet version="1.0"</text:p>
      <text:p text:style-name="P10">xmlns:xsl="http://www.w3.org/1999/XSL/Transform"&gt;</text:p>
      <text:p text:style-name="P10">&lt;xsl:template match="/"&gt;</text:p>
      <text:p text:style-name="P10"><text:s text:c="2"/>&lt;html&gt;</text:p>
      <text:p text:style-name="P10"><text:s text:c="2"/>&lt;body&gt;</text:p>
      <text:p text:style-name="P10"><text:s text:c="4"/>&lt;table border="1"&gt;</text:p>
      <text:p text:style-name="P10"><text:s text:c="6"/>&lt;tr bgcolor="#ff99ff"&gt;</text:p>
      <text:p text:style-name="P10"><text:s text:c="8"/>&lt;th <text:s/>colspan="5"&gt;&lt;h2&gt;My CD Collection&lt;/h2&gt;&lt;/th&gt;</text:p>
      <text:p text:style-name="P10"><text:s text:c="6"/>&lt;/tr&gt;</text:p>
      <text:p text:style-name="P10"><text:s text:c="6"/>&lt;tr&gt;</text:p>
      <text:p text:style-name="P10"><text:s text:c="8"/>&lt;th bgcolor="#ff0000"&gt;CÓDIGO&lt;/th&gt;</text:p>
      <text:p text:style-name="P10"><text:s text:c="8"/>&lt;th bgcolor="#88ff00"&gt;TÍTULO&lt;/th&gt;</text:p>
      <text:p text:style-name="P10"><text:s text:c="8"/>&lt;th bgcolor="#88ff00"&gt;ARTISTA&lt;/th&gt;</text:p>
      <text:p text:style-name="P10"><text:s text:c="8"/>&lt;th bgcolor="#ff0000"&gt;TIPO DE MÚSICA&lt;/th&gt;</text:p>
      <text:p text:style-name="P10"><text:s text:c="8"/>&lt;th bgcolor="#88ff00"&gt;FECHA DEL CD&lt;/th&gt;</text:p>
      <text:p text:style-name="P10"><text:s text:c="6"/>&lt;/tr&gt;</text:p>
      <text:p text:style-name="P10"><text:s text:c="6"/>&lt;xsl:for-each select="catalog/cd[artist/@tipo!='']"&gt;</text:p>
      <text:p text:style-name="P10"><text:s text:c="6"/>&lt;tr&gt;</text:p>
      <text:p text:style-name="P10"><text:s text:c="6"/>&lt;td&gt;&lt;center&gt;&lt;xsl:value-of select="@codigo"/&gt;&lt;/center&gt;&lt;/td&gt;</text:p>
      <text:p text:style-name="P10"><text:soft-page-break/><text:s text:c="6"/>&lt;td&gt;&lt;center&gt;&lt;xsl:value-of select="title"/&gt;&lt;/center&gt;&lt;/td&gt;</text:p>
      <text:p text:style-name="P10"><text:s text:c="6"/>&lt;td&gt;&lt;center&gt;&lt;xsl:value-of select="artist"/&gt;&lt;/center&gt;&lt;/td&gt;</text:p>
      <text:p text:style-name="P10"><text:s text:c="6"/>&lt;td&gt;&lt;center&gt;&lt;xsl:value-of select="artist/@tipo"/&gt;&lt;/center&gt;&lt;/td&gt;</text:p>
      <text:p text:style-name="P10"><text:s text:c="6"/>&lt;td&gt;&lt;center&gt;&lt;xsl:value-of select="fecha/month"/&gt; - &lt;xsl:value-of select="fecha/year"/&gt;&lt;/center&gt;&lt;/td&gt;</text:p>
      <text:p text:style-name="P10"><text:s text:c="6"/>&lt;/tr&gt;</text:p>
      <text:p text:style-name="P10"><text:s text:c="6"/>&lt;/xsl:for-each&gt;</text:p>
      <text:p text:style-name="P10"><text:s text:c="4"/>&lt;/table&gt;</text:p>
      <text:p text:style-name="P10"><text:s text:c="2"/>&lt;/body&gt;</text:p>
      <text:p text:style-name="P10"><text:s text:c="2"/>&lt;/html&gt;</text:p>
      <text:p text:style-name="P10">&lt;/xsl:template&gt;</text:p>
      <text:p text:style-name="P10"/>
      <text:p text:style-name="P10">&lt;/xsl:stylesheet&gt;</text:p>
      <text:p text:style-name="P10"/>
      <text:p text:style-name="P5">b. Que<text:tab/> solo aparezcan los de tipo pop.<text:tab/></text:p>
      <text:p text:style-name="P5"/>
      <text:p text:style-name="P10">&lt;?xml version="1.0" encoding="UTF-8"?&gt;</text:p>
      <text:p text:style-name="P10">&lt;xsl:stylesheet version="1.0"</text:p>
      <text:p text:style-name="P10">xmlns:xsl="http://www.w3.org/1999/XSL/Transform"&gt;</text:p>
      <text:p text:style-name="P10">&lt;xsl:template match="/"&gt;</text:p>
      <text:p text:style-name="P10"><text:s text:c="2"/>&lt;html&gt;</text:p>
      <text:p text:style-name="P10"><text:s text:c="2"/>&lt;body&gt;</text:p>
      <text:p text:style-name="P10"><text:s text:c="4"/>&lt;table border="1"&gt;</text:p>
      <text:p text:style-name="P10"><text:s text:c="6"/>&lt;tr bgcolor="#ff99ff"&gt;</text:p>
      <text:p text:style-name="P10"><text:s text:c="8"/>&lt;th <text:s/>colspan="5"&gt;&lt;h2&gt;My CD Collection&lt;/h2&gt;&lt;/th&gt;</text:p>
      <text:p text:style-name="P10"><text:s text:c="6"/>&lt;/tr&gt;</text:p>
      <text:p text:style-name="P10"><text:s text:c="6"/>&lt;tr&gt;</text:p>
      <text:p text:style-name="P10"><text:s text:c="8"/>&lt;th bgcolor="#ff0000"&gt;CÓDIGO&lt;/th&gt;</text:p>
      <text:p text:style-name="P10"><text:s text:c="8"/>&lt;th bgcolor="#88ff00"&gt;TÍTULO&lt;/th&gt;</text:p>
      <text:p text:style-name="P10"><text:s text:c="8"/>&lt;th bgcolor="#88ff00"&gt;ARTISTA&lt;/th&gt;</text:p>
      <text:p text:style-name="P10"><text:s text:c="8"/>&lt;th bgcolor="#ff0000"&gt;TIPO DE MÚSICA&lt;/th&gt;</text:p>
      <text:p text:style-name="P10"><text:s text:c="8"/>&lt;th bgcolor="#88ff00"&gt;FECHA DEL CD&lt;/th&gt;</text:p>
      <text:p text:style-name="P10"><text:s text:c="6"/>&lt;/tr&gt;</text:p>
      <text:p text:style-name="P10"><text:s text:c="6"/>&lt;xsl:for-each select="catalog/cd[artist/@tipo='pop']"&gt;</text:p>
      <text:p text:style-name="P10"><text:s text:c="6"/>&lt;tr&gt;</text:p>
      <text:p text:style-name="P10"><text:s text:c="6"/>&lt;td&gt;&lt;center&gt;&lt;xsl:value-of select="@codigo"/&gt;&lt;/center&gt;&lt;/td&gt;</text:p>
      <text:p text:style-name="P10"><text:s text:c="6"/>&lt;td&gt;&lt;center&gt;&lt;xsl:value-of select="title"/&gt;&lt;/center&gt;&lt;/td&gt;</text:p>
      <text:p text:style-name="P10"><text:s text:c="6"/>&lt;td&gt;&lt;center&gt;&lt;xsl:value-of select="artist"/&gt;&lt;/center&gt;&lt;/td&gt;</text:p>
      <text:p text:style-name="P10"><text:s text:c="6"/>&lt;td&gt;&lt;center&gt;&lt;xsl:value-of select="artist/@tipo"/&gt;&lt;/center&gt;&lt;/td&gt;</text:p>
      <text:p text:style-name="P10"><text:s text:c="6"/>&lt;td&gt;&lt;center&gt;&lt;xsl:value-of select="fecha/month"/&gt; - &lt;xsl:value-of select="fecha/year"/&gt;&lt;/center&gt;&lt;/td&gt;</text:p>
      <text:p text:style-name="P10"><text:s text:c="6"/>&lt;/tr&gt;</text:p>
      <text:p text:style-name="P10"><text:s text:c="6"/>&lt;/xsl:for-each&gt;</text:p>
      <text:p text:style-name="P10"><text:s text:c="4"/>&lt;/table&gt;</text:p>
      <text:p text:style-name="P10"><text:s text:c="2"/>&lt;/body&gt;</text:p>
      <text:p text:style-name="P10"><text:s text:c="2"/>&lt;/html&gt;</text:p>
      <text:p text:style-name="P10">&lt;/xsl:template&gt;</text:p>
      <text:p text:style-name="P10"/>
      <text:p text:style-name="P10">&lt;/xsl:stylesheet&gt;</text:p>
      <text:p text:style-name="P10"/>
      <text:p text:style-name="P5">c. Que aparezcan aquellos<text:tab/>títulos<text:tab/>que contengan una E (función contains( )]</text:p>
      <text:p text:style-name="P5"><text:span text:style-name="T1"/></text:p>
      <text:p text:style-name="P5"><text:soft-page-break/><text:span text:style-name="T1">&lt;?xml version="1.0" encoding="UTF-8"?&gt;</text:span></text:p>
      <text:p text:style-name="P5"><text:span text:style-name="T1">&lt;xsl:stylesheet version="1.0"</text:span></text:p>
      <text:p text:style-name="P5"><text:span text:style-name="T1">xmlns:xsl="http://www.w3.org/1999/XSL/Transform"&gt;</text:span></text:p>
      <text:p text:style-name="P5"><text:span text:style-name="T1">&lt;xsl:template match="/"&gt;</text:span></text:p>
      <text:p text:style-name="P5"><text:span text:style-name="T1"><text:s text:c="2"/>&lt;html&gt;</text:span></text:p>
      <text:p text:style-name="P5"><text:span text:style-name="T1"><text:s text:c="2"/>&lt;body&gt;</text:span></text:p>
      <text:p text:style-name="P5"><text:span text:style-name="T1"><text:s text:c="4"/>&lt;table border="1"&gt;</text:span></text:p>
      <text:p text:style-name="P5"><text:span text:style-name="T1"><text:s text:c="6"/>&lt;tr bgcolor="#ff99ff"&gt;</text:span></text:p>
      <text:p text:style-name="P5"><text:span text:style-name="T1"><text:s text:c="8"/>&lt;th <text:s/>colspan="5"&gt;&lt;h2&gt;My CD Collection&lt;/h2&gt;&lt;/th&gt;</text:span></text:p>
      <text:p text:style-name="P5"><text:span text:style-name="T1"><text:s text:c="6"/>&lt;/tr&gt;</text:span></text:p>
      <text:p text:style-name="P5"><text:span text:style-name="T1"><text:s text:c="6"/>&lt;tr&gt;</text:span></text:p>
      <text:p text:style-name="P5"><text:span text:style-name="T1"><text:s text:c="8"/>&lt;th bgcolor="#ff0000"&gt;CÓDIGO&lt;/th&gt;</text:span></text:p>
      <text:p text:style-name="P5"><text:span text:style-name="T1"><text:s text:c="8"/>&lt;th bgcolor="#88ff00"&gt;TÍTULO&lt;/th&gt;</text:span></text:p>
      <text:p text:style-name="P5"><text:span text:style-name="T1"><text:s text:c="8"/>&lt;th bgcolor="#88ff00"&gt;ARTISTA&lt;/th&gt;</text:span></text:p>
      <text:p text:style-name="P5"><text:span text:style-name="T1"><text:s text:c="8"/>&lt;th bgcolor="#ff0000"&gt;TIPO DE MÚSICA&lt;/th&gt;</text:span></text:p>
      <text:p text:style-name="P5"><text:span text:style-name="T1"><text:s text:c="8"/>&lt;th bgcolor="#88ff00"&gt;FECHA DEL CD&lt;/th&gt;</text:span></text:p>
      <text:p text:style-name="P5"><text:span text:style-name="T1"><text:s text:c="6"/>&lt;/tr&gt;</text:span></text:p>
      <text:p text:style-name="P5"><text:span text:style-name="T1"><text:s text:c="6"/>&lt;xsl:for-each select="catalog/cd[contains(title,'E')]"&gt;</text:span></text:p>
      <text:p text:style-name="P5"><text:span text:style-name="T1"/></text:p>
      <text:p text:style-name="P5"><text:span text:style-name="T1"><text:s text:c="6"/>&lt;tr&gt;</text:span></text:p>
      <text:p text:style-name="P5"><text:span text:style-name="T1"><text:s text:c="6"/>&lt;td&gt;&lt;center&gt;&lt;xsl:value-of select="@codigo"/&gt;&lt;/center&gt;&lt;/td&gt;</text:span></text:p>
      <text:p text:style-name="P5"><text:span text:style-name="T1"><text:s text:c="6"/>&lt;td&gt;&lt;center&gt;&lt;xsl:value-of select="title"/&gt;&lt;/center&gt;&lt;/td&gt;</text:span></text:p>
      <text:p text:style-name="P5"><text:span text:style-name="T1"><text:s text:c="6"/>&lt;td&gt;&lt;center&gt;&lt;xsl:value-of select="artist"/&gt;&lt;/center&gt;&lt;/td&gt;</text:span></text:p>
      <text:p text:style-name="P5"><text:span text:style-name="T1"><text:s text:c="6"/>&lt;td&gt;&lt;center&gt;&lt;xsl:value-of select="artist/@tipo"/&gt;&lt;/center&gt;&lt;/td&gt;</text:span></text:p>
      <text:p text:style-name="P5"><text:span text:style-name="T1"><text:s text:c="6"/>&lt;td&gt;&lt;center&gt;&lt;xsl:value-of select="fecha/month"/&gt; - &lt;xsl:value-of select="fecha/year"/&gt;&lt;/center&gt;&lt;/td&gt;</text:span></text:p>
      <text:p text:style-name="P5"><text:span text:style-name="T1"><text:s text:c="6"/>&lt;/tr&gt;</text:span></text:p>
      <text:p text:style-name="P5"><text:span text:style-name="T1"><text:s text:c="6"/>&lt;/xsl:for-each&gt;</text:span></text:p>
      <text:p text:style-name="P5"><text:span text:style-name="T1"><text:s text:c="4"/>&lt;/table&gt;</text:span></text:p>
      <text:p text:style-name="P5"><text:span text:style-name="T1"><text:s text:c="2"/>&lt;/body&gt;</text:span></text:p>
      <text:p text:style-name="P5"><text:span text:style-name="T1"><text:s text:c="2"/>&lt;/html&gt;</text:span></text:p>
      <text:p text:style-name="P5"><text:span text:style-name="T1">&lt;/xsl:template&gt;</text:span></text:p>
      <text:p text:style-name="P5"><text:span text:style-name="T1"/></text:p>
      <text:p text:style-name="P5"><text:span text:style-name="T1">&lt;/xsl:stylesheet&gt;</text:span></text:p>
      <text:p text:style-name="P6">d. Marca el texto en<text:tab/>negrita <text:span text:style-name="T2">s</text:span>i el mes es junio y el tipo de música es pop. Ambas condiciones se deben cumplir al mismo tiempo. Utiliza el condicional &lt;xsl:choose&gt;.<text:tab/></text:p>
      <text:p text:style-name="P6"/>
      <text:p text:style-name="P11">&lt;?xml version="1.0" encoding="UTF-8"?&gt;</text:p>
      <text:p text:style-name="P11">&lt;xsl:stylesheet version="1.0"</text:p>
      <text:p text:style-name="P11">xmlns:xsl="http://www.w3.org/1999/XSL/Transform"&gt;</text:p>
      <text:p text:style-name="P11">&lt;xsl:template match="/"&gt;</text:p>
      <text:p text:style-name="P11"><text:s text:c="2"/>&lt;html&gt;</text:p>
      <text:p text:style-name="P11"><text:s text:c="2"/>&lt;body&gt;</text:p>
      <text:p text:style-name="P11"><text:s text:c="4"/>&lt;table border="1"&gt;</text:p>
      <text:p text:style-name="P11"><text:s text:c="6"/>&lt;tr bgcolor="#ff99ff"&gt;</text:p>
      <text:p text:style-name="P11"><text:s text:c="8"/>&lt;th <text:s/>colspan="5"&gt;&lt;h2&gt;My CD Collection&lt;/h2&gt;&lt;/th&gt;</text:p>
      <text:p text:style-name="P11"><text:s text:c="6"/>&lt;/tr&gt;</text:p>
      <text:p text:style-name="P11"><text:s text:c="6"/>&lt;tr&gt;</text:p>
      <text:p text:style-name="P11"><text:s text:c="8"/>&lt;th bgcolor="#ff0000"&gt;CÓDIGO&lt;/th&gt;</text:p>
      <text:p text:style-name="P11"><text:s text:c="8"/>&lt;th bgcolor="#88ff00"&gt;TÍTULO&lt;/th&gt;</text:p>
      <text:p text:style-name="P11"><text:s text:c="8"/>&lt;th bgcolor="#88ff00"&gt;ARTISTA&lt;/th&gt;</text:p>
      <text:p text:style-name="P11"><text:s text:c="8"/>&lt;th bgcolor="#ff0000"&gt;TIPO DE MÚSICA&lt;/th&gt;</text:p>
      <text:p text:style-name="P11"><text:soft-page-break/><text:s text:c="8"/>&lt;th bgcolor="#88ff00"&gt;FECHA DEL CD&lt;/th&gt;</text:p>
      <text:p text:style-name="P11"><text:s text:c="6"/>&lt;/tr&gt;</text:p>
      <text:p text:style-name="P11"><text:s text:c="6"/>&lt;xsl:for-each select="catalog/cd"&gt;</text:p>
      <text:p text:style-name="P11">&lt;xsl:choose&gt;</text:p>
      <text:p text:style-name="P11">&lt;xsl:when test="fecha/month='Junio' and ./artist/@tipo='pop'"&gt;</text:p>
      <text:p text:style-name="P11"><text:s text:c="6"/>&lt;tr&gt;</text:p>
      <text:p text:style-name="P11"><text:s text:c="6"/>&lt;td&gt;&lt;b&gt;&lt;center&gt;&lt;xsl:value-of select="@codigo"/&gt;&lt;/center&gt;&lt;/b&gt;&lt;/td&gt;</text:p>
      <text:p text:style-name="P11"><text:s text:c="6"/>&lt;td&gt;&lt;b&gt;&lt;center&gt;&lt;xsl:value-of select="title"/&gt;&lt;/center&gt;&lt;/b&gt;&lt;/td&gt;</text:p>
      <text:p text:style-name="P11"><text:s text:c="6"/>&lt;td&gt;&lt;b&gt;&lt;center&gt;&lt;xsl:value-of select="artist"/&gt;&lt;/center&gt;&lt;/b&gt;&lt;/td&gt;</text:p>
      <text:p text:style-name="P11"><text:s text:c="6"/>&lt;td&gt;&lt;b&gt;&lt;center&gt;&lt;xsl:value-of select="artist/@tipo"/&gt;&lt;/center&gt;&lt;/b&gt;&lt;/td&gt;</text:p>
      <text:p text:style-name="P11"><text:s text:c="6"/>&lt;td&gt;&lt;b&gt;&lt;center&gt;&lt;xsl:value-of select="fecha/month"/&gt; - &lt;xsl:value-of select="fecha/year"/&gt;&lt;/center&gt;&lt;/b&gt;&lt;/td&gt;</text:p>
      <text:p text:style-name="P11"><text:s text:c="6"/>&lt;/tr&gt;</text:p>
      <text:p text:style-name="P11">&lt;/xsl:when&gt;</text:p>
      <text:p text:style-name="P11">&lt;xsl:otherwise&gt;</text:p>
      <text:p text:style-name="P11"><text:s text:c="6"/>&lt;tr&gt;</text:p>
      <text:p text:style-name="P11"><text:s text:c="6"/>&lt;td&gt;&lt;center&gt;&lt;xsl:value-of select="@codigo"/&gt;&lt;/center&gt;&lt;/td&gt;</text:p>
      <text:p text:style-name="P11"><text:s text:c="6"/>&lt;td&gt;&lt;center&gt;&lt;xsl:value-of select="title"/&gt;&lt;/center&gt;&lt;/td&gt;</text:p>
      <text:p text:style-name="P11"><text:s text:c="6"/>&lt;td&gt;&lt;center&gt;&lt;xsl:value-of select="artist"/&gt;&lt;/center&gt;&lt;/td&gt;</text:p>
      <text:p text:style-name="P11"><text:s text:c="6"/>&lt;td&gt;&lt;center&gt;&lt;xsl:value-of select="artist/@tipo"/&gt;&lt;/center&gt;&lt;/td&gt;</text:p>
      <text:p text:style-name="P11"><text:s text:c="6"/>&lt;td&gt;&lt;center&gt;&lt;xsl:value-of select="fecha/month"/&gt; - &lt;xsl:value-of select="fecha/year"/&gt;&lt;/center&gt;&lt;/td&gt;</text:p>
      <text:p text:style-name="P11"><text:s text:c="6"/>&lt;/tr&gt;</text:p>
      <text:p text:style-name="P11">&lt;/xsl:otherwise&gt;</text:p>
      <text:p text:style-name="P11">&lt;/xsl:choose&gt;</text:p>
      <text:p text:style-name="P11"><text:s text:c="6"/>&lt;/xsl:for-each&gt;</text:p>
      <text:p text:style-name="P11"><text:s text:c="4"/>&lt;/table&gt;</text:p>
      <text:p text:style-name="P11"><text:s text:c="2"/>&lt;/body&gt;</text:p>
      <text:p text:style-name="P11"><text:s text:c="2"/>&lt;/html&gt;</text:p>
      <text:p text:style-name="P11">&lt;/xsl:template&gt;</text:p>
      <text:p text:style-name="P11"/>
      <text:p text:style-name="P11">&lt;/xsl:stylesheet&gt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8:11:53.019686901</meta:creation-date>
    <dc:date>2020-03-11T12:50:32.292815013</dc:date>
    <meta:editing-duration>PT2H24M8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6" meta:paragraph-count="251" meta:word-count="595" meta:character-count="8735" meta:non-whitespace-character-count="7400"/>
  </office:meta>
</office:document-meta>
</file>